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0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45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 Semibold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1.27cm" fo:margin-right="0cm" fo:text-align="center" fo:text-indent="-1.27cm"/>
    </style:style>
    <style:style style:name="P6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text-indent="-1.27cm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1.27cm" fo:margin-right="0cm" fo:text-align="start" fo:text-indent="-1.27cm"/>
      <style:text-properties fo:color="#ffffff" style:font-name="Segoe UI1" fo:font-size="16pt" fo:text-shadow="1pt 1pt" fo:font-weight="normal" style:font-size-asian="16pt" style:font-weight-asian="normal" style:font-size-complex="16pt" style:font-weight-complex="normal"/>
    </style:style>
    <style:style style:name="T1" style:family="text">
      <style:text-properties fo:color="#000000" style:font-name="Segoe UI Semibold" fo:font-size="26pt" fo:text-shadow="none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Liberation Sans Narrow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 Narrow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 Narrow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 Narrow" fo:font-size="34pt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Arial2" style:font-size-complex="3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 Narrow" fo:font-size="35pt" fo:font-style="normal" fo:text-shadow="none" style:text-underline-style="none" fo:font-weight="bold" style:letter-kerning="true" style:font-name-asian="Microsoft YaHei" style:font-size-asian="35pt" style:font-style-asian="normal" style:font-weight-asian="bold" style:font-name-complex="Arial2" style:font-size-complex="3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2.974cm" svg:x="1.778cm" svg:y="0.508cm">
          <draw:text-box>
            <text:p text:style-name="P1"><text:span text:style-name="T1">Hymn #728</text:span></text:p>
            <text:p text:style-name="P1"><text:span text:style-name="T2">“</text:span><text:span text:style-name="T2">How Firm a Foundatio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5.146cm" svg:height="6.858cm" svg:x="1.524cm" svg:y="0.762cm">
          <draw:text-box>
            <text:p text:style-name="P1"><text:span text:style-name="T3">1. </text:span><text:span text:style-name="T4">How firm a foundation, O saints of the Lord,</text:span><text:span text:style-name="T4"><text:line-break/></text:span><text:span text:style-name="T4">Is laid for your faith in His excellent Word!</text:span><text:span text:style-name="T4"><text:line-break/></text:span><text:span text:style-name="T4">What more can He say than to you He has said</text:span><text:span text:style-name="T4"><text:line-break/></text:span><text:span text:style-name="T4">Who unto the Savior for refuge have fled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6" draw:layer="layout" svg:width="25.654cm" svg:height="6.256cm" svg:x="1.13cm" svg:y="0.856cm">
          <draw:text-box>
            <text:p text:style-name="P5"><text:span text:style-name="T5">2. </text:span><text:span text:style-name="T6">“Fear not! I am with you, O be not dismayed,</text:span></text:p>
            <text:p text:style-name="P5"><text:span text:style-name="T6">For I am your God and will still give you aid;</text:span></text:p>
            <text:p text:style-name="P5"><text:span text:style-name="T7">I’ll strengthen you, help you, and cause you to stand,</text:span></text:p>
            <text:p text:style-name="P5"><text:span text:style-name="T6">Upheld by My righteous, omnipotent h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6" draw:layer="layout" svg:width="25.4cm" svg:height="6.096cm" svg:x="1.27cm" svg:y="1.016cm">
          <draw:text-box>
            <text:p text:style-name="P5"><text:span text:style-name="T5">3. </text:span><text:span text:style-name="T6">“The soul that on Jesus has leaned for repose</text:span></text:p>
            <text:p text:style-name="P5"><text:span text:style-name="T6">I will not, I will not, desert to his foes;</text:span></text:p>
            <text:p text:style-name="P5"><text:span text:style-name="T7">That soul, though all hell should endeavor to shake,</text:span></text:p>
            <text:p text:style-name="P5"><text:span text:style-name="T6">I’ll never, no never, no never, forsak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6" draw:layer="layout" svg:width="25.146cm" svg:height="6.096cm" svg:x="1.27cm" svg:y="0.762cm">
          <draw:text-box>
            <text:p text:style-name="P5"><text:span text:style-name="T5">4. </text:span><text:span text:style-name="T6">“When through fiery trials your pathway will lie,</text:span></text:p>
            <text:p text:style-name="P5"><text:span text:style-name="T6">My grace, all-sufficient, will be your supply.</text:span></text:p>
            <text:p text:style-name="P5"><text:span text:style-name="T6">The flames will not hurt you; I only design</text:span></text:p>
            <text:p text:style-name="P5"><text:span text:style-name="T6">Your dross to consume and your gold to ref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9" draw:layer="layout" svg:width="25.654cm" svg:height="10.709cm" svg:x="1.27cm" svg:y="0.975cm">
          <draw:text-box>
            <text:p text:style-name="P7"><text:span text:style-name="T5">5. </text:span><text:span text:style-name="T8">“Throughout all their lifetime My people will prove</text:span></text:p>
            <text:p text:style-name="P7"><text:span text:style-name="T6">My sov’reign, eternal, unchangeable love;</text:span></text:p>
            <text:p text:style-name="P7"><text:span text:style-name="T8">And then, when gray hairs will their temples adorn,</text:span></text:p>
            <text:p text:style-name="P8"><text:span text:style-name="T6">Like lambs they will still in My bosom be borne.”</text:span><text:span text:style-name="T9"><text:line-break/></text:span><text:span text:style-name="T9"/></text:p>
            <text:p text:style-name="P8"><text:span text:style-name="T10"/></text:p>
            <text:p text:style-name="P8"><text:span text:style-name="T10"/></text:p>
            <text:p text:style-name="P8"><text:span text:style-name="T11"><text:s text:c="3"/></text:span><text:span text:style-name="T12"><text:s text:c="2"/></text:span><text:span text:style-name="T12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8T08:26:35.401000000</meta:creation-date>
    <dc:date>2018-10-03T22:47:39.312000000</dc:date>
    <meta:editing-duration>PT1H56M23S</meta:editing-duration>
    <meta:editing-cycles>8</meta:editing-cycles>
    <meta:generator>LibreOffice/6.0.6.2$Windows_X86_64 LibreOffice_project/0c292870b25a325b5ed35f6b45599d2ea4458e77</meta:generator>
    <meta:document-statistic meta:object-count="39"/>
  </office:meta>
</office:document-meta>
</file>